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6000002DF171A329BCF2400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35cm" fo:min-width="4.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25cm" fo:min-width="4.7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3cm" svg:height="9.962cm" svg:x="0.9cm" svg:y="0.41cm">
          <draw:image xlink:href="Pictures/1000020100000546000002DF171A329BCF2400A9.png" xlink:type="simple" xlink:show="embed" xlink:actuate="onLoad">
            <text:p/>
          </draw:image>
        </draw:frame>
        <draw:custom-shape draw:style-name="gr2" draw:text-style-name="P2" draw:layer="layout" svg:width="5.3cm" svg:height="0.6cm" svg:x="8.4cm" svg:y="6.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cm" svg:height="0.6cm" svg:x="8.4cm" svg:y="7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cm" svg:height="0.6cm" svg:x="8.1cm" svg:y="9.8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1cm" fo:margin-bottom="0.32cm" fo:margin-left="0cm" fo:margin-right="0.15cm" fo:page-width="20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31T00:07:54.347995864</dc:date>
    <meta:editing-duration>PT2H3M17S</meta:editing-duration>
    <meta:editing-cycles>1</meta:editing-cycles>
    <meta:document-statistic meta:object-count="4"/>
    <meta:generator>LibreOffice/5.2.4.2.1$Linux_X86_64 LibreOffice_project/20$Build-2</meta:generator>
  </office:meta>
</office:document-meta>
</file>